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Wingdings 2" svg:font-family="'Wingdings 2'" style:font-family-generic="roman" style:font-pitch="variable" style:font-charset="x-symbol"/>
    <style:font-face style:name="StarSymbol1" svg:font-family="StarSymbol"/>
    <style:font-face style:name="Tahoma2"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3" svg:font-family="'Arial Black'" style:font-family-generic="swiss" style:font-pitch="variable"/>
    <style:font-face style:name="Arial Black1" svg:font-family="'Arial Black'" style:font-adornments="Bold" style:font-family-generic="swiss" style:font-pitch="variable"/>
    <style:font-face style:name="Arial Black2" svg:font-family="'Arial Black'" style:font-adornments="Bold Italic" style:font-family-generic="swiss" style:font-pitch="variable"/>
    <style:font-face style:name="Arial Black" svg:font-family="'Arial Black'" style:font-adornments="Regular" style:font-family-generic="swiss" style:font-pitch="variable"/>
    <style:font-face style:name="FreeSans" svg:font-family="FreeSans" style:font-family-generic="swiss" style:font-pitch="variable"/>
    <style:font-face style:name="Times New Roman2" svg:font-family="'Times New Roman'" style:font-family-generic="swiss" style:font-pitch="variable"/>
  </office:font-face-decls>
  <office:automatic-styles>
    <style:style style:name="P1" style:family="paragraph">
      <style:paragraph-properties fo:text-align="center"/>
    </style:style>
    <style:style style:name="P2" style:family="paragraph">
      <style:paragraph-properties fo:margin-top="0.423cm" fo:margin-bottom="0cm" fo:line-height="150%" fo:text-align="center" style:writing-mode="lr-tb"/>
    </style:style>
    <style:style style:name="P3" style:family="paragraph">
      <style:paragraph-properties fo:text-align="center"/>
      <style:text-properties fo:color="#000080" style:font-name="Arial1" fo:font-size="16pt" fo:font-weight="bold"/>
    </style:style>
    <style:style style:name="P4" style:family="paragraph" style:parent-style-name="Header">
      <style:paragraph-properties fo:text-align="end" style:justify-single-word="false"/>
    </style:style>
    <style:style style:name="P5" style:family="paragraph" style:parent-style-name="Footer">
      <style:paragraph-properties fo:margin-left="1.27cm" fo:margin-right="0cm" fo:text-indent="-1.27cm" style:auto-text-indent="false"/>
    </style:style>
    <style:style style:name="P6" style:family="paragraph" style:parent-style-name="Footer">
      <style:paragraph-properties fo:margin-left="1.27cm" fo:margin-right="0cm" fo:text-indent="-1.27cm" style:auto-text-indent="false"/>
      <style:text-properties fo:letter-spacing="normal"/>
    </style:style>
    <style:style style:name="P7" style:family="paragraph" style:parent-style-name="Standard">
      <style:paragraph-properties fo:text-align="center" style:justify-single-word="false"/>
    </style:style>
    <style:style style:name="P8" style:family="paragraph" style:parent-style-name="Standard">
      <style:text-properties fo:font-style="normal" style:font-style-asian="normal" style:font-style-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margin-left="1.252cm" fo:margin-right="0cm" fo:text-indent="0cm" style:auto-text-indent="false"/>
    </style:style>
    <style:style style:name="P15" style:family="paragraph" style:parent-style-name="Text_20_body">
      <style:paragraph-properties fo:margin-left="1.252cm" fo:margin-right="0cm" fo:text-indent="0cm" style:auto-text-indent="false"/>
    </style:style>
    <style:style style:name="P16" style:family="paragraph" style:parent-style-name="Text_20_body">
      <style:paragraph-properties fo:margin-left="1.252cm" fo:margin-right="0cm" fo:text-align="start" style:justify-single-word="false" fo:text-indent="0cm" style:auto-text-indent="false">
        <style:tab-stops>
          <style:tab-stop style:position="1.538cm"/>
        </style:tab-stops>
      </style:paragraph-properties>
      <style:text-properties fo:font-weight="normal" style:font-weight-asian="normal" style:font-weight-complex="normal"/>
    </style:style>
    <style:style style:name="P17" style:family="paragraph" style:parent-style-name="Text_20_body">
      <style:paragraph-properties fo:margin-left="0cm" fo:margin-right="0cm" fo:text-align="start" style:justify-single-word="false" fo:text-indent="0cm" style:auto-text-indent="false">
        <style:tab-stops>
          <style:tab-stop style:position="1.538cm"/>
        </style:tab-stops>
      </style:paragraph-properties>
      <style:text-properties fo:font-weight="normal" style:font-weight-asian="normal" style:font-weight-complex="normal"/>
    </style:style>
    <style:style style:name="P18" style:family="paragraph" style:parent-style-name="Heading_20_1">
      <style:paragraph-properties fo:margin-left="0cm" fo:margin-right="0cm" fo:text-indent="0cm" style:auto-text-indent="false"/>
      <style:text-properties fo:font-weight="normal" style:font-weight-asian="normal" style:font-weight-complex="normal"/>
    </style:style>
    <style:style style:name="P19" style:family="paragraph" style:parent-style-name="Heading">
      <style:paragraph-properties fo:break-before="page"/>
    </style:style>
    <style:style style:name="P20" style:family="paragraph" style:parent-style-name="Sub-Heading">
      <style:text-properties style:font-name="FreeSans"/>
    </style:style>
    <style:style style:name="P21" style:family="paragraph" style:parent-style-name="Heading_20_1" style:list-style-name="L1"/>
    <style:style style:name="P22" style:family="paragraph" style:parent-style-name="Heading_20_1" style:list-style-name="L1">
      <style:paragraph-properties fo:margin-left="0cm" fo:margin-right="0cm" fo:text-indent="0cm" style:auto-text-indent="false">
        <style:tab-stops/>
      </style:paragraph-properties>
    </style:style>
    <style:style style:name="P23" style:family="paragraph" style:parent-style-name="Standard" style:master-page-name="First_20_Page">
      <style:paragraph-properties fo:text-align="center" style:justify-single-word="false" style:page-number="auto"/>
      <style:text-properties fo:color="#000080" style:font-name="Arial Black3" fo:font-size="24pt" fo:font-weight="bold" style:font-size-asian="24pt" style:font-weight-asian="bold" style:font-size-complex="24pt" style:font-weight-complex="bold"/>
    </style:style>
    <style:style style:name="P24" style:family="paragraph" style:parent-style-name="Text_20_body">
      <style:paragraph-properties>
        <style:tab-stops>
          <style:tab-stop style:position="1.538cm"/>
        </style:tab-stops>
      </style:paragraph-properties>
      <style:text-properties fo:font-weight="normal" style:font-weight-asian="normal" style:font-weight-complex="normal"/>
    </style:style>
    <style:style style:name="P25" style:family="paragraph" style:parent-style-name="Text_20_body" style:list-style-name="L3">
      <style:paragraph-properties>
        <style:tab-stops>
          <style:tab-stop style:position="1.538cm"/>
        </style:tab-stops>
      </style:paragraph-properties>
      <style:text-properties fo:font-weight="normal" style:font-weight-asian="normal" style:font-weight-complex="normal"/>
    </style:style>
    <style:style style:name="P26" style:family="paragraph" style:parent-style-name="Text_20_body" style:list-style-name="L8"/>
    <style:style style:name="P27" style:family="paragraph" style:parent-style-name="Text_20_body" style:list-style-name="L8">
      <style:text-properties fo:font-style="italic" fo:font-weight="bold" style:font-style-asian="italic" style:font-weight-asian="bold" style:font-style-complex="italic" style:font-weight-complex="bold"/>
    </style:style>
    <style:style style:name="P28" style:family="paragraph" style:parent-style-name="Text_20_body" style:list-style-name="L9">
      <style:text-properties fo:font-style="italic" fo:font-weight="bold" style:font-style-asian="italic" style:font-weight-asian="bold" style:font-style-complex="italic" style:font-weight-complex="bold"/>
    </style:style>
    <style:style style:name="P29" style:family="paragraph" style:parent-style-name="Text_20_body" style:list-style-name="L10">
      <style:text-properties fo:font-style="italic" fo:font-weight="bold" style:font-style-asian="italic" style:font-weight-asian="bold" style:font-style-complex="italic" style:font-weight-complex="bold"/>
    </style:style>
    <style:style style:name="P30" style:family="paragraph" style:parent-style-name="Text_20_body" style:list-style-name="L11">
      <style:text-properties fo:font-style="italic" fo:font-weight="bold" style:font-style-asian="italic" style:font-weight-asian="bold" style:font-style-complex="italic" style:font-weight-complex="bold"/>
    </style:style>
    <style:style style:name="P31" style:family="paragraph" style:parent-style-name="Text_20_body" style:list-style-name="L12">
      <style:text-properties fo:font-style="italic" fo:font-weight="bold" style:font-style-asian="italic" style:font-weight-asian="bold" style:font-style-complex="italic" style:font-weight-complex="bold"/>
    </style:style>
    <style:style style:name="P32" style:family="paragraph" style:parent-style-name="Text_20_body" style:list-style-name="L12">
      <style:text-properties fo:font-style="italic" style:font-style-asian="italic" style:font-style-complex="italic"/>
    </style:style>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0">
      <style:text-properties fo:font-style="normal" style:font-style-asian="normal" style:font-style-complex="normal"/>
    </style:style>
    <style:style style:name="P36" style:family="paragraph" style:parent-style-name="Text_20_body" style:list-style-name="L8">
      <style:text-properties fo:font-style="normal" style:font-style-asian="normal" style:font-style-complex="normal"/>
    </style:style>
    <style:style style:name="P37" style:family="paragraph" style:parent-style-name="Text_20_body" style:list-style-name="L11">
      <style:text-properties fo:font-style="normal" style:font-style-asian="normal" style:font-style-complex="normal"/>
    </style:style>
    <style:style style:name="P38" style:family="paragraph" style:parent-style-name="Text_20_body" style:list-style-name="L12">
      <style:text-properties fo:font-style="normal" style:font-style-asian="normal" style:font-style-complex="normal"/>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list-style-name="L3">
      <style:paragraph-properties fo:margin-top="0cm" fo:margin-bottom="0cm"/>
    </style:style>
    <style:style style:name="P41" style:family="paragraph" style:parent-style-name="Text_20_body">
      <style:paragraph-properties fo:margin-left="0cm" fo:margin-right="0cm" fo:text-align="start" style:justify-single-word="false" fo:text-indent="0cm" style:auto-text-indent="false">
        <style:tab-stops>
          <style:tab-stop style:position="1.538cm"/>
        </style:tab-stops>
      </style:paragraph-properties>
      <style:text-properties fo:font-weight="normal" style:font-weight-asian="normal" style:font-weight-complex="normal"/>
    </style:style>
    <style:style style:name="P42" style:family="paragraph" style:parent-style-name="Text_20_body" style:list-style-name="L5">
      <style:paragraph-properties fo:margin-left="0cm" fo:margin-right="0cm" fo:text-align="start" style:justify-single-word="false" fo:text-indent="0cm" style:auto-text-indent="false">
        <style:tab-stops/>
      </style:paragraph-properties>
      <style:text-properties fo:font-weight="normal" style:font-weight-asian="normal" style:font-weight-complex="normal"/>
    </style:style>
    <style:style style:name="P43" style:family="paragraph" style:parent-style-name="Text_20_body" style:list-style-name="L13">
      <style:paragraph-properties fo:margin-left="0cm" fo:margin-right="0cm" fo:text-indent="0cm" style:auto-text-indent="false"/>
      <style:text-properties fo:font-style="italic" style:font-style-asian="italic" style:font-style-complex="italic"/>
    </style:style>
    <style:style style:name="P44" style:family="paragraph" style:parent-style-name="Text_20_body">
      <style:paragraph-properties fo:margin-left="1.252cm" fo:margin-right="0cm" fo:text-align="start" style:justify-single-word="false" fo:text-indent="0cm" style:auto-text-indent="false">
        <style:tab-stops>
          <style:tab-stop style:position="1.538cm"/>
        </style:tab-stops>
      </style:paragraph-properties>
      <style:text-properties fo:font-weight="normal" style:font-weight-asian="normal" style:font-weight-complex="normal"/>
    </style:style>
    <style:style style:name="P45" style:family="paragraph" style:parent-style-name="Text_20_body" style:list-style-name="L4">
      <style:paragraph-properties fo:margin-left="1.252cm" fo:margin-right="0cm" fo:text-align="start" style:justify-single-word="false" fo:text-indent="0cm" style:auto-text-indent="false">
        <style:tab-stops>
          <style:tab-stop style:position="1.538cm"/>
        </style:tab-stops>
      </style:paragraph-properties>
      <style:text-properties fo:font-weight="normal" style:font-weight-asian="normal" style:font-weight-complex="normal"/>
    </style:style>
    <style:style style:name="P46" style:family="paragraph" style:parent-style-name="Text_20_body" style:list-style-name="L5">
      <style:paragraph-properties fo:margin-left="1.252cm" fo:margin-right="0cm" fo:text-align="start" style:justify-single-word="false" fo:text-indent="0cm" style:auto-text-indent="false">
        <style:tab-stops/>
      </style:paragraph-properties>
      <style:text-properties fo:font-weight="normal" style:font-weight-asian="normal" style:font-weight-complex="normal"/>
    </style:style>
    <style:style style:name="P47" style:family="paragraph" style:parent-style-name="Text_20_body" style:list-style-name="L5">
      <style:paragraph-properties fo:margin-left="1.252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48" style:family="paragraph" style:parent-style-name="Text_20_body" style:list-style-name="L5">
      <style:paragraph-properties fo:margin-left="1.252cm" fo:margin-right="0cm" fo:text-indent="0cm" style:auto-text-indent="false"/>
      <style:text-properties fo:font-style="italic" fo:font-weight="normal" style:font-style-asian="italic" style:font-weight-asian="normal" style:font-style-complex="italic" style:font-weight-complex="normal"/>
    </style:style>
    <style:style style:name="P49" style:family="paragraph" style:parent-style-name="Text_20_body" style:list-style-name="L5">
      <style:paragraph-properties fo:margin-left="1.252cm" fo:margin-right="0cm" fo:text-indent="0cm" style:auto-text-indent="false"/>
    </style:style>
    <style:style style:name="P50" style:family="paragraph" style:parent-style-name="Text_20_body" style:list-style-name="L6">
      <style:paragraph-properties fo:margin-left="1.252cm" fo:margin-right="0cm" fo:text-indent="0cm" style:auto-text-indent="false"/>
    </style:style>
    <style:style style:name="P51" style:family="paragraph" style:parent-style-name="Text_20_body" style:list-style-name="L7">
      <style:paragraph-properties fo:margin-left="1.252cm" fo:margin-right="0cm" fo:text-indent="0cm" style:auto-text-indent="false"/>
    </style:style>
    <style:style style:name="P52" style:family="paragraph" style:parent-style-name="Text_20_body" style:list-style-name="L3">
      <style:paragraph-properties fo:margin-left="-1.252cm" fo:margin-right="0cm" fo:text-indent="0cm" style:auto-text-indent="false">
        <style:tab-stops>
          <style:tab-stop style:position="1.538cm"/>
        </style:tab-stops>
      </style:paragraph-properties>
      <style:text-properties fo:font-weight="normal" style:font-weight-asian="normal" style:font-weight-complex="normal"/>
    </style:style>
    <style:style style:name="P53" style:family="paragraph" style:parent-style-name="Text_20_body" style:list-style-name="L1">
      <style:paragraph-properties fo:margin-left="-0.245cm" fo:margin-right="0cm" fo:text-align="start" style:justify-single-word="false" fo:text-indent="0cm" style:auto-text-indent="false">
        <style:tab-stops/>
      </style:paragraph-properties>
    </style:style>
    <style:style style:name="P54" style:family="paragraph" style:parent-style-name="Text_20_body" style:list-style-name="L1">
      <style:paragraph-properties fo:margin-left="-0.245cm" fo:margin-right="0cm" fo:text-align="start" style:justify-single-word="false" fo:text-indent="0cm" style:auto-text-indent="false">
        <style:tab-stops/>
      </style:paragraph-properties>
    </style:style>
    <style:style style:name="P55" style:family="paragraph" style:parent-style-name="Text_20_body" style:list-style-name="L1">
      <style:paragraph-properties fo:margin-left="-0.245cm" fo:margin-right="0cm" fo:text-align="start" style:justify-single-word="false" fo:text-indent="0cm" style:auto-text-indent="false">
        <style:tab-stops/>
      </style:paragraph-properties>
    </style:style>
    <style:style style:name="P56" style:family="paragraph" style:parent-style-name="Heading_20_2" style:list-style-name="L2">
      <style:paragraph-properties fo:margin-left="0cm" fo:margin-right="0cm" fo:text-indent="0cm" style:auto-text-indent="false"/>
    </style:style>
    <style:style style:name="P57" style:family="paragraph" style:parent-style-name="Heading_20_2" style:list-style-name="L1">
      <style:paragraph-properties fo:margin-left="0cm" fo:margin-right="0cm" fo:text-indent="0cm" style:auto-text-indent="false"/>
    </style:style>
    <style:style style:name="P58" style:family="paragraph" style:parent-style-name="Heading_20_3" style:list-style-name="L1">
      <style:paragraph-properties fo:margin-left="0cm" fo:margin-right="0cm" fo:text-align="start" style:justify-single-word="false" fo:text-indent="0cm" style:auto-text-indent="false" fo:keep-with-next="always"/>
      <style:text-properties fo:color="#000080" fo:text-shadow="none" style:font-name-asian="MS Mincho" style:font-name-complex="Tahoma"/>
    </style:style>
    <style:style style:name="P59" style:family="paragraph" style:parent-style-name="Heading_20_3" style:list-style-name="L1">
      <style:paragraph-properties fo:margin-left="0cm" fo:margin-right="0cm" fo:text-align="start" style:justify-single-word="false" fo:text-indent="0cm" style:auto-text-indent="false" fo:keep-with-next="always"/>
      <style:text-properties fo:color="#000080" fo:text-shadow="none" fo:font-weight="bold" style:font-name-asian="MS Mincho" style:font-weight-asian="bold" style:font-name-complex="Tahoma" style:font-weight-complex="bold"/>
    </style:style>
    <style:style style:name="P60" style:family="paragraph" style:parent-style-name="Heading_20_3" style:list-style-name="L1">
      <style:paragraph-properties fo:margin-left="0cm" fo:margin-right="0cm" fo:text-align="start" style:justify-single-word="false" fo:text-indent="0cm" style:auto-text-indent="false" fo:keep-with-next="always"/>
      <style:text-properties fo:color="#000080" fo:font-style="normal" fo:text-shadow="none" fo:font-weight="bold" style:font-name-asian="MS Mincho" style:font-style-asian="normal" style:font-weight-asian="bold" style:font-name-complex="Tahoma" style:font-style-complex="normal" style:font-weight-complex="bold"/>
    </style:style>
    <style:style style:name="P61" style:family="paragraph" style:parent-style-name="Heading_20_3" style:list-style-name="L1">
      <style:paragraph-properties fo:margin-left="0cm" fo:margin-right="0cm" fo:text-align="start" style:justify-single-word="false" fo:text-indent="0cm" style:auto-text-indent="false" fo:keep-with-next="always"/>
    </style:style>
    <style:style style:name="T1" style:family="text">
      <style:text-properties fo:color="#000080" style:font-name="Times New Roman" fo:font-size="24pt" fo:language="en" fo:country="GB" fo:font-weight="bold" style:font-name-asian="Times New Roman" style:font-size-asian="24pt" style:font-name-complex="Times New Roman" style:font-size-complex="12pt" style:language-complex="ar" style:country-complex="SA"/>
    </style:style>
    <style:style style:name="T2" style:family="text">
      <style:text-properties fo:color="#000080" style:font-name="Times New Roman" fo:font-size="24pt" fo:language="en" fo:country="GB" fo:text-shadow="1pt 1pt" fo:font-weight="bold" style:font-name-asian="Times New Roman" style:font-size-asian="24pt" style:font-weight-asian="bold" style:font-name-complex="Times New Roman" style:font-size-complex="12pt" style:language-complex="ar" style:country-complex="SA"/>
    </style:style>
    <style:style style:name="T3" style:family="text">
      <style:text-properties fo:color="#000080" style:font-name="Arial1" fo:font-size="16pt" fo:font-weight="bold"/>
    </style:style>
    <style:style style:name="T4" style:family="text">
      <style:text-properties style:font-name="Wingdings 2"/>
    </style:style>
    <style:style style:name="T5" style:family="text">
      <style:text-properties fo:font-size="11pt" style:font-size-asian="11pt" style:font-size-complex="11pt"/>
    </style:style>
    <style:style style:name="T6" style:family="text">
      <style:text-properties fo:color="#000080"/>
    </style:style>
    <style:style style:name="T7" style:family="text">
      <style:text-properties fo:color="#000080" style:font-name="Arial1" fo:font-size="20pt" style:font-size-asian="18pt" style:font-size-complex="18pt"/>
    </style:style>
    <style:style style:name="T8" style:family="text">
      <style:text-properties fo:color="#000080" style:font-name="Wingdings 2" fo:font-size="18pt" style:font-size-asian="18pt" style:font-size-complex="18pt"/>
    </style:style>
    <style:style style:name="T9" style:family="text">
      <style:text-properties fo:font-weight="normal" style:font-weight-asian="normal" style:font-weight-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text-shadow="none"/>
    </style:style>
    <style:style style:name="T14" style:family="text">
      <style:text-properties style:font-name-asian="MS Mincho"/>
    </style:style>
    <style:style style:name="T15" style:family="text">
      <style:text-properties style:font-weight-asian="bold"/>
    </style:style>
    <style:style style:name="T16" style:family="text">
      <style:text-properties style:font-name-complex="Tahoma"/>
    </style:style>
    <style:style style:name="T17" style:family="text">
      <style:text-properties style:font-weight-complex="bold"/>
    </style:style>
    <text:list-style style:name="L1">
      <text:list-level-style-number text:level="1" text:style-name="Numbering_20_Symbols" style:num-suffix="." style:num-format="1">
        <style:list-level-properties text:min-label-width="1.538cm"/>
      </text:list-level-style-number>
      <text:list-level-style-number text:level="2" text:style-name="Numbering_20_Symbols" style:num-suffix="." style:num-format="1" text:display-levels="2">
        <style:list-level-properties text:min-label-width="1.538cm"/>
      </text:list-level-style-number>
      <text:list-level-style-number text:level="3" text:style-name="Numbering_20_Symbols" style:num-suffix="." style:num-format="1" text:display-levels="3">
        <style:list-level-properties text:min-label-width="1.538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min-label-width="1.538cm"/>
      </text:list-level-style-number>
      <text:list-level-style-number text:level="3" text:style-name="Numbering_20_Symbols" style:num-suffix="." style:num-format="1" text:display-levels="3">
        <style:list-level-properties text:min-label-width="1.538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min-label-width="1.538cm"/>
      </text:list-level-style-number>
      <text:list-level-style-number text:level="2" text:style-name="Numbering_20_Symbols" style:num-suffix="." style:num-format="1" text:display-levels="2">
        <style:list-level-properties text:min-label-width="1.538cm"/>
      </text:list-level-style-number>
      <text:list-level-style-number text:level="3" text:style-name="Numbering_20_Symbols" style:num-suffix="." style:num-format="1" text:display-levels="3">
        <style:list-level-properties text:min-label-width="1.538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cc66" draw:textarea-horizontal-align="center" draw:textarea-vertical-align="middle" draw:shadow="visible" draw:shadow-offset-x="-0.182cm" draw:shadow-offset-y="0.212cm" style:run-through="foreground"/>
    </style:style>
    <style:style style:name="gr3" style:family="graphic">
      <style:graphic-properties draw:stroke="none" draw:fill="none" draw:fill-color="#ffffff" draw:auto-grow-height="false" draw:auto-grow-width="false" fo:min-height="0.099cm" fo:padding-top="0.127cm" fo:padding-bottom="0.127cm" fo:padding-left="0.254cm" fo:padding-right="0.254cm" style:run-through="foreground"/>
    </style:style>
    <style:style style:name="gr4" style:family="graphic">
      <style:graphic-properties draw:stroke="none" draw:fill="solid" draw:fill-color="#ffffff" draw:textarea-horizontal-align="center" draw:textarea-vertical-align="middle" draw:shadow="visible" draw:shadow-offset-x="0.049cm" draw:shadow-offset-y="-0.036cm" draw:shadow-color="#808080"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style-name="gr1">
        <draw:rect draw:style-name="gr2" draw:text-style-name="P1" svg:width="12.18cm" svg:height="8.857cm" svg:x="4.89cm" svg:y="11.335cm" draw:corner-radius="1.475cm">
          <text:p/>
        </draw:rect>
        <draw:frame draw:style-name="gr3" draw:text-style-name="P2" svg:width="11.198cm" svg:height="7.875cm" svg:x="5.382cm" svg:y="11.827cm">
          <draw:text-box>
            <text:p text:style-name="P2"><text:span text:style-name="T1">Desarrollo de</text:span><text:span text:style-name="T1"><text:line-break/></text:span><text:span text:style-name="T2">AVA_PIS_Olap 2005</text:span></text:p>
          </draw:text-box>
        </draw:frame>
      </draw:g>
      <draw:rect text:anchor-type="page" text:anchor-page-number="1" draw:z-index="1" draw:style-name="gr4" draw:text-style-name="P3" svg:width="8.247cm" svg:height="3.047cm" svg:x="6.874cm" svg:y="15.695cm">
        <text:p><text:span text:style-name="T3">Cubos de analisis </text:span></text:p>
        <text:p><text:span text:style-name="T3">para AVA PI System</text:span></text:p>
      </draw:rect>
      <text:p text:style-name="P23">Sergio Moreno</text:p>
      <text:p text:style-name="P7"><text:span text:style-name="T8">º </text:span><text:span text:style-name="T7">SSAS 2005</text:span><text:span text:style-name="T8"> »</text:span></text:p>
      <text:p text:style-name="P19">AVA_PIS_OLAP 2005</text:p>
      <text:p text:style-name="P20">Cubos de análisis para AVA PI System</text:p>
      <text:list text:style-name="L1">
        <text:list-item>
          <text:p text:style-name="P22">Introducción</text:p>
        </text:list-item>
      </text:list>
      <text:p text:style-name="P24">El presente trabajo consistió en tomar los cubos desarrollados en la versión de Analisys Services 2000 para actualizarlos a la versión Analisys Services 2005, realizando las mejoras necesarias para su correcto funcionamiento.</text:p>
      <text:list text:style-name="L2">
        <text:list-item>
          <text:list>
            <text:list-item>
              <text:p text:style-name="P56">Procesos Sujetos de análisis</text:p>
            </text:list-item>
          </text:list>
        </text:list-item>
      </text:list>
      <text:p text:style-name="P17"><text:tab/>Los procesos sujetos de análisis son:</text:p>
      <text:list text:style-name="L3">
        <text:list-item>
          <text:p text:style-name="P40">Balance diario de los tanques de petroleo y agua </text:p>
        </text:list-item>
        <text:list-item>
          <text:p text:style-name="P40">Tickets de movimiento (en tanques y medidores) </text:p>
        </text:list-item>
        <text:list-item>
          <text:p text:style-name="P40">Disposición y pruebas de pozos (composición) </text:p>
        </text:list-item>
        <text:list-item>
          <text:p text:style-name="P40">Alocación de gas y petroleo en cada estructura de pozo y reservorio </text:p>
        </text:list-item>
        <text:list-item>
          <text:p text:style-name="P25">Mediciones y análisis cromatográfico en líquidos y gaseosos </text:p>
          <text:list>
            <text:list-header>
              <text:p text:style-name="P52">Para cada uno de los anteriores procesos se realizó un levantamiento de información y se proporcionaron hojas de cálculo de ejemplo junto con las estructuras de datos de donde se extraer la información pertinente.</text:p>
            </text:list-header>
          </text:list>
        </text:list-item>
      </text:list>
      <text:list text:style-name="L1" text:continue-numbering="true">
        <text:list-item>
          <text:p text:style-name="P21">Arquitectura</text:p>
          <text:list>
            <text:list-item>
              <text:p text:style-name="P57">Base de Datos de Staging </text:p>
            </text:list-item>
          </text:list>
        </text:list-item>
      </text:list>
      <text:p text:style-name="P17"><text:tab/>En la base de datos de staging se hacen todas las transformaciones necesarias para poder <text:tab/>alimentar los cubos de análisis. Para este proyecto la base se llama AVAPIS_Datamart y <text:tab/>está compuesta por 3 tipos de tablas:</text:p>
      <text:list text:style-name="L4">
        <text:list-item>
          <text:p text:style-name="P45">Tablas temporales </text:p>
        </text:list-item>
        <text:list-item>
          <text:p text:style-name="P45">Tablas de dimensión</text:p>
        </text:list-item>
        <text:list-item>
          <text:p text:style-name="P45">Tablas de Hecho</text:p>
        </text:list-item>
        <text:list-item>
          <text:p text:style-name="P45">Tablas de Configuración y registro</text:p>
        </text:list-item>
      </text:list>
      <text:list text:style-name="L1" text:continue-numbering="true">
        <text:list-item>
          <text:list text:continue-numbering="true">
            <text:list-item>
              <text:list text:continue-numbering="true">
                <text:list-item>
                  <text:p text:style-name="P58">Tablas temporales</text:p>
                </text:list-item>
              </text:list>
            </text:list-item>
          </text:list>
        </text:list-item>
      </text:list>
      <text:p text:style-name="P16">La funcionalidad de las tablas temporales es replicar la estructura de la base de datos transaccional para hacer las transformaciones a partir de tablas locales y no foráneas.</text:p>
      <text:p text:style-name="P16">Estas tablas se limpian completamente cada vez que se realiza una actualización <text:s/>que es realizada a través de paquetes de transformación SSIS. </text:p>
      <text:p text:style-name="P16"><text:soft-page-break/>En los casos de tablas temporales que deben después cargar las tablas de hecho por lo general poseen una fecha de transacción o de instantánea, para procesarlas incrementalmente se creo una tabla de parámetros PAR_ con un campo DaysDelay. Este campo determina la cantidad de registros que serán extraídos de la base de datos transaccional a partir de la fecha actual. </text:p>
      <text:p text:style-name="P16">Todas estas tablas tienen el prefijo <text:span text:style-name="T11">TMP</text:span></text:p>
      <text:list text:style-name="L1" text:continue-numbering="true">
        <text:list-item>
          <text:list text:continue-numbering="true">
            <text:list-item>
              <text:list text:continue-numbering="true">
                <text:list-item>
                  <text:p text:style-name="P59">Tablas de dimensión</text:p>
                </text:list-item>
              </text:list>
            </text:list-item>
          </text:list>
        </text:list-item>
      </text:list>
      <text:p text:style-name="P15">Los registros de estas tablas nunca se eliminan sino que se actualizan y aumentan. Cada tabla de dimensión consta de un procedimiento almacenado asociado que la actualiza además de una vista que muestra los datos actuales de la dimensión (según la última actualización realizada) a partir de las tablas temporales.</text:p>
      <text:p text:style-name="P15">Para todas las tablas de dimensiones se crearon llaves sustitutas y auto generadas de modo de no crear ninguna dependencia adicional del sistema transaccional.</text:p>
      <text:p text:style-name="P15">Todas las tablas de dimensión tienen el prefijo <text:span text:style-name="T11">DIM</text:span>, los procedimientos almacenados asociados tienen el prefijo <text:s/><text:span text:style-name="T11">sp_set_Dim</text:span> y las vistas asociadas <text:span text:style-name="T11">VW_Dim</text:span></text:p>
      <text:list text:style-name="L1" text:continue-numbering="true">
        <text:list-item>
          <text:list text:continue-numbering="true">
            <text:list-item>
              <text:list text:continue-numbering="true">
                <text:list-item>
                  <text:p text:style-name="P59">Tablas de hecho</text:p>
                  <text:p text:style-name="P53">Estas son las tablas que irán aumentando con el tiempo y su proceso de actualización consiste en eliminar e insertar nuevamente los registros que existen en las tablas temporales.</text:p>
                  <text:p text:style-name="P54">Todas estas tablas están definidas con llaves foráneas a las tablas de dimensión relacionadas para asegurar la consistencia. además de eso para cada tabla de hecho existe una vista que contiene la información sacada hasta cierta fecha determinada por el <text:span text:style-name="T11">DaysDelay</text:span> de las tablas temporales. A la vez existe un procedimiento almacenado que se encarga de eliminar los registros que se encuentren ya en la vista ( tomando la llave de la tabla de hechos) y de luego insertar estos registros a la tabla de hechos.</text:p>
                  <text:p text:style-name="P54">Todas las tablas de hecho tienen el prefijo <text:span text:style-name="T11">Fact</text:span>, los procedimientos almacenados asociados tienen el prefijo <text:s/><text:span text:style-name="T11">sp_set_Dim</text:span> y las vistas asociadas <text:span text:style-name="T11">VW_Dim</text:span></text:p>
                </text:list-item>
                <text:list-item>
                  <text:p text:style-name="P61">Tablas de configuración y registro</text:p>
                </text:list-item>
              </text:list>
            </text:list-item>
          </text:list>
        </text:list-item>
      </text:list>
      <text:p text:style-name="P15">Existen dos tablas:</text:p>
      <text:list text:style-name="L5">
        <text:list-item>
          <text:p text:style-name="P47">DM_PAR_Parameters</text:p>
          <text:p text:style-name="P49">Parámetros para los paquetes SSIS</text:p>
        </text:list-item>
        <text:list-item>
          <text:p text:style-name="P48">sysdtslog90</text:p>
          <text:p text:style-name="P46">Log de ejecución de los paquetes SSIS</text:p>
          <text:p text:style-name="P42">la primera contiene los parámetros de ejecución de la extracción de información del sistema transaccional, la otra contiene los Logs de ejecución de los paquetes SSIS</text:p>
        </text:list-item>
      </text:list>
      <text:list text:style-name="L1" text:continue-numbering="true">
        <text:list-item>
          <text:list text:continue-numbering="true">
            <text:list-item>
              <text:p text:style-name="P57"><text:soft-page-break/>Servicios de Integración</text:p>
            </text:list-item>
          </text:list>
        </text:list-item>
      </text:list>
      <text:p text:style-name="P14">Los servicios de integración están dentro del proyecto de integración AVAPIS_SSIS incluido en el proyecto.</text:p>
      <text:p text:style-name="P15">La estructura de los paquetes es la siguiente:</text:p>
      <text:p text:style-name="P15">cinco paquetes de extracción:</text:p>
      <text:list text:style-name="L6">
        <text:list-item>
          <text:p text:style-name="P50">E_COMMON ( Temporales comunes usados en varios cubos)</text:p>
        </text:list-item>
        <text:list-item>
          <text:p text:style-name="P50">E_ALLOC ( Temporales de alocacion)</text:p>
        </text:list-item>
        <text:list-item>
          <text:p text:style-name="P50">E_TANK ( Temporales de análisis de tanques)</text:p>
        </text:list-item>
        <text:list-item>
          <text:p text:style-name="P50">E_METER ( Temporales de análisis de medidores)</text:p>
        </text:list-item>
        <text:list-item>
          <text:p text:style-name="P50">E_WELL (Temporales de análisis de pozos)</text:p>
        </text:list-item>
      </text:list>
      <text:p text:style-name="P15">Un paquete ETL_MAIN que llama a los anteriores 5, ejecuta las transformaciones a través de los procedimientos almacenados y luego procesa la base de datos multidimensional</text:p>
      <text:p text:style-name="P15">(E por extracción , T por transformación y L por cargado - loading)</text:p>
      <text:p text:style-name="P15">En el paquete ETL_MAIN se ha tratado de no seguir una secuencia lineal de los paquetes de modo de tratar de aprovechar al máximo la capacidad de procesamiento simultáneo del servidor</text:p>
      <text:p text:style-name="P15">Todos los paquetes SSIS tienen una conexión con la base de staging y además con la transaccional si se trata de procesos de extracción. en el caso de que se tuviera que mover la base de datos de staging y el servidor de análisis a otro servidor, bastaría con cambiar las conexión compartida a la base transaccional y volver a generar los paquetes de extracción para reemplazarlos en el servidor de integración</text:p>
      <text:p text:style-name="P15">Todos los paquetes de extracción siguen una lógica sencilla:</text:p>
      <text:list text:style-name="L7">
        <text:list-item>
          <text:p text:style-name="P51">Efectuar un TRUNCATE de la tabla(s) temporal(es) destino</text:p>
        </text:list-item>
        <text:list-item>
          <text:p text:style-name="P51">Consultar los parámetros de tiempo para atrás que se tomara para las tablas de hecho </text:p>
        </text:list-item>
        <text:list-item>
          <text:p text:style-name="P51">Realizar el traspaso de la información </text:p>
        </text:list-item>
      </text:list>
      <text:list text:style-name="L1" text:continue-numbering="true">
        <text:list-item>
          <text:list text:continue-numbering="true">
            <text:list-item>
              <text:p text:style-name="P57">Servicios de Análisis </text:p>
            </text:list-item>
          </text:list>
        </text:list-item>
      </text:list>
      <text:p text:style-name="Text_20_body">Está compuesta de los siguientes cubos de análisis:</text:p>
      <text:list text:style-name="L1" text:continue-numbering="true">
        <text:list-item>
          <text:list text:continue-numbering="true">
            <text:list-item>
              <text:list text:continue-numbering="true">
                <text:list-item>
                  <text:p text:style-name="P58">Cubos de tanques</text:p>
                </text:list-item>
              </text:list>
            </text:list-item>
          </text:list>
        </text:list-item>
      </text:list>
      <text:p text:style-name="P9"/>
      <text:list text:style-name="L8">
        <text:list-item>
          <text:p text:style-name="P27">TANK_OilTankDataDay <text:s/></text:p>
          <text:p text:style-name="P26">Para el balance diario de tanques de petróleo</text:p>
          <text:p text:style-name="P26">Tablas de Hecho: <text:span text:style-name="T12">DM_Fact_OilTankDataday</text:span></text:p>
          <text:p text:style-name="P26">Dimensiones: DIM Date <text:s/>y DIM OilTankStructure</text:p>
          <text:p text:style-name="P26">Procedimiento almacenado de carga: sp_set_Fact_OilTankDataDay</text:p>
          <text:p text:style-name="P26"><text:soft-page-break/>En este cubo todas las medidas se agregan como sumas con excepción de dos : “Oil Initial Stock” y “Oil Final Stock” que toman el primero de los hijos con valor y el ultimo hijo respectivamente</text:p>
          <text:p text:style-name="P26"/>
        </text:list-item>
        <text:list-item>
          <text:p text:style-name="P27">TANK_WaterTankDataDay</text:p>
          <text:p text:style-name="P26">Para el balance diario de tanques de agua</text:p>
          <text:p text:style-name="P26">Tablas de Hecho: <text:span text:style-name="T12">DM_Fact_WaterTankDataday</text:span></text:p>
          <text:p text:style-name="P26">Dimensiones: DIM Date <text:s/>y DIM WaterTankStructure</text:p>
          <text:p text:style-name="P26">Procedimiento almacenado de carga: sp_set_Fact_WaterTankDataDay</text:p>
          <text:p text:style-name="P26">En este cubo todas las medidas se agregan como sumas con excepción de dos : “Water Initial Stock” y “Water Final Stock” que toman el primero de los hijos con valor y el ultimo hijo respectivamente</text:p>
          <text:p text:style-name="P26"/>
        </text:list-item>
        <text:list-item>
          <text:p text:style-name="P27">TANK_OilTankTicketData</text:p>
          <text:p text:style-name="P26">Para transferencias entre distintos elementos de la planta por medio de tickets medidos en los tanques</text:p>
          <text:p text:style-name="P26">Tablas de Hecho: <text:span text:style-name="T12">DM_Fact_OilTankTicketData</text:span></text:p>
          <text:p text:style-name="P26">Dimensiones: DIM Date, DIM OilTankStructure, DIM TicketElements (2 veces), DIM Oil Ticket, DIM Ticket Abstract</text:p>
          <text:p text:style-name="P26">Procedimiento almacenado de carga: sp_set_Fact_WaterTankDataDay</text:p>
          <text:p text:style-name="P26">En este cubo todas las medidas se agregan como sumas.</text:p>
          <text:p text:style-name="P26"/>
        </text:list-item>
        <text:list-item>
          <text:p text:style-name="P27">TANK_OilMeterTicketData</text:p>
          <text:p text:style-name="P26">Para transferencias entre distintos elementos de la planta por medio de tickets medidos en los medidores</text:p>
          <text:p text:style-name="P26">Tablas de Hecho: <text:span text:style-name="T12">DM_Fact_OilMeterTicketData</text:span></text:p>
          <text:p text:style-name="P26">Dimensiones: DIM Date, DIM TankOilMeterStructure, DIM TicketElements (2 veces), DIM OilMeterOilTicket, DIM Ticket Abstract</text:p>
          <text:p text:style-name="P26">Procedimiento almacenado de carga: sp_set_Fact_WaterTankDataDay</text:p>
          <text:p text:style-name="P26">En este cubo todas las medidas se agregan como sumas.</text:p>
          <text:p text:style-name="P26"/>
        </text:list-item>
      </text:list>
      <text:p text:style-name="P9"/>
      <text:list text:style-name="L1" text:continue-numbering="true">
        <text:list-item>
          <text:list text:continue-numbering="true">
            <text:list-item>
              <text:list text:continue-numbering="true">
                <text:list-item>
                  <text:p text:style-name="P58">Cubos de Medidores</text:p>
                </text:list-item>
              </text:list>
            </text:list-item>
          </text:list>
        </text:list-item>
      </text:list>
      <text:p text:style-name="P9"/>
      <text:list text:style-name="L9">
        <text:list-item>
          <text:p text:style-name="P28">METER_Liquid</text:p>
          <text:p text:style-name="P33"><text:soft-page-break/>Contiene información en turnos diarios de los medidores de líquidos</text:p>
        </text:list-item>
      </text:list>
      <text:list text:style-name="L8" text:continue-numbering="true">
        <text:list-header>
          <text:p text:style-name="P26">Tablas de Hecho: <text:span text:style-name="T12">DM_Fact_MeterLiquidDataDay</text:span></text:p>
          <text:p text:style-name="P26">Dimensiones: DIM Date, DIM MeterLiquidStructure, DIM MeterOperation</text:p>
          <text:p text:style-name="P26">Procedimiento almacenado de carga: sp_set_Fact_MeterLiquidDataDay</text:p>
          <text:p text:style-name="P26">En este cubo todas las medidas se agregan como sumas con excepcion de “Correct API” que se agrega como un promedio ponderado</text:p>
          <text:p text:style-name="P26"/>
        </text:list-header>
      </text:list>
      <text:list text:style-name="L9" text:continue-numbering="true">
        <text:list-item>
          <text:p text:style-name="P28">METER_GASCromatographyDay</text:p>
          <text:p text:style-name="P33">Contiene información diaria de medidores de gases además de sus medidas de cromatografía</text:p>
        </text:list-item>
      </text:list>
      <text:list text:style-name="L8" text:continue-numbering="true">
        <text:list-header>
          <text:p text:style-name="P26">Tablas de Hecho: <text:span text:style-name="T12">DM_Fact_CromatographyEnergyDay</text:span></text:p>
          <text:p text:style-name="P26">Dimensiones: DIM Date, DIM MeterGasStructure, DIM MeterTestTtype</text:p>
          <text:p text:style-name="P26">Procedimiento almacenado de carga: sp_set_Fact_CromatographyEnergyDay</text:p>
          <text:p text:style-name="P26">En este cubo todas las medidas se agregan como sumas </text:p>
          <text:p text:style-name="P26"/>
        </text:list-header>
      </text:list>
      <text:list text:style-name="L9" text:continue-numbering="true">
        <text:list-item>
          <text:p text:style-name="P28">METER_GASDataDayControl</text:p>
          <text:p text:style-name="P33">Contiene información en turnos diarios de los medidores de gases</text:p>
        </text:list-item>
      </text:list>
      <text:list text:style-name="L8" text:continue-numbering="true">
        <text:list-header>
          <text:p text:style-name="P26">Tablas de Hecho: <text:span text:style-name="T12">DM_Fact_CromatographyEnergyDay, DM_Fact_GasMeterValveDataday , DM_Fact_GasMeterValveDataDay</text:span></text:p>
          <text:p text:style-name="P26">Dimensiones: DIM Date, DIM MeterGasStructure, DIM MeterOperation</text:p>
          <text:p text:style-name="P26">Procedimiento almacenado de carga: sp_set_Fact_CromatographyEnergyDay, sp_set_Fact_MeterGasDataDay, sp_set_Fact_MeterGasValveDataDay</text:p>
          <text:p text:style-name="P26">En este cubo todas las medidas se agregan como sumas excepto : Gravity, CO2, Dew Point y H2O Content que se calculan como promedio ponderado</text:p>
        </text:list-header>
      </text:list>
      <text:list text:style-name="L1" text:continue-numbering="true">
        <text:list-item>
          <text:list text:continue-numbering="true">
            <text:list-item>
              <text:list text:continue-numbering="true">
                <text:list-item>
                  <text:p text:style-name="P59">Cubos de Pozos</text:p>
                </text:list-item>
              </text:list>
            </text:list-item>
          </text:list>
        </text:list-item>
      </text:list>
      <text:p text:style-name="P9"/>
      <text:list text:style-name="L10">
        <text:list-item>
          <text:p text:style-name="P29">WELL_WellDisposition</text:p>
          <text:p text:style-name="P34">Contiente la medicion diaria de los pozos hasta nivel de reservorios</text:p>
        </text:list-item>
      </text:list>
      <text:list text:style-name="L8" text:continue-numbering="true">
        <text:list-header>
          <text:p text:style-name="P26">Tablas de Hecho: <text:span text:style-name="T12">DM_Fact_WellDisposition</text:span></text:p>
          <text:p text:style-name="P26">Dimensiones: DIM Date, DIM WellStructure, DIM AllocationReference, DIM WellOperation, DIM WHCK</text:p>
          <text:p text:style-name="P26">Procedimiento almacenado de carga: sp_set_Fact_WellDisposition</text:p>
          <text:p text:style-name="P26">En este cubo todas las medidas se agregan como sumas </text:p>
        </text:list-header>
      </text:list>
      <text:p text:style-name="Text_20_body"/>
      <text:p text:style-name="Text_20_body"/>
      <text:list text:style-name="L10" text:continue-numbering="true">
        <text:list-item>
          <text:p text:style-name="P29"><text:soft-page-break/>WELL_WellTestCromatography</text:p>
          <text:p text:style-name="P35">Contiene las mediciones tomadas en las pruebas de pozo asi como las medidas de cromatografía obtenidas.</text:p>
        </text:list-item>
      </text:list>
      <text:list text:style-name="L8" text:continue-numbering="true">
        <text:list-header>
          <text:p text:style-name="P26">Tablas de Hecho: <text:span text:style-name="T12">DM_Fact_WellProductionTestCromatogaphy, <text:s/>DM_Fact_WellProductionTest</text:span></text:p>
          <text:p text:style-name="P26">Dimensiones: DIM WellTestDate, DIM WellStructure, DIM WHCK, DIM WellTest, Dim WellSeparatorData</text:p>
          <text:p text:style-name="P26">Procedimiento almacenado de carga: sp_set_Fact_WellProductionTest</text:p>
          <text:p text:style-name="P36">En este cubo todas las medidas se agregan como sumas </text:p>
          <text:p text:style-name="P36"/>
        </text:list-header>
      </text:list>
      <text:list text:style-name="L1" text:continue-numbering="true">
        <text:list-item>
          <text:list text:continue-numbering="true">
            <text:list-item>
              <text:list text:continue-numbering="true">
                <text:list-item>
                  <text:p text:style-name="P60">Cubos de Alocación</text:p>
                </text:list-item>
              </text:list>
            </text:list-item>
          </text:list>
        </text:list-item>
      </text:list>
      <text:p text:style-name="P12"/>
      <text:list text:style-name="L11">
        <text:list-item>
          <text:p text:style-name="P30">ALLOCATION_DailyReservoir</text:p>
          <text:p text:style-name="P37">Contiene la alocacion por linea y reservorio</text:p>
        </text:list-item>
      </text:list>
      <text:list text:style-name="L8" text:continue-numbering="true">
        <text:list-header>
          <text:p text:style-name="P26">Tablas de Hecho: <text:span text:style-name="T12">DM_Fact_AllocationReservoirDaily, <text:s text:c="2"/>DM_Fact_AllocationReservoirMonth</text:span></text:p>
          <text:p text:style-name="P26">Dimensiones: DIM Date, DIM WellStructure, DIM WHCK, DIM Reservoir, Dim WellOperation</text:p>
          <text:p text:style-name="P26">Procedimientos almacenados de carga: sp_set_Fact_AllocationReservoirDaily, sp_set_Fact_AllocationReservoirMonth</text:p>
          <text:p text:style-name="P36">En este cubo todas las medidas toman y suman desde la data diaria si es que no se esta agregando a nivel de meses, en ese caso se toma la data de la segunda tabla de hechos</text:p>
          <text:p text:style-name="P36"/>
        </text:list-header>
      </text:list>
      <text:list text:style-name="L11" text:continue-numbering="true">
        <text:list-item>
          <text:p text:style-name="P30">ALLOCATION_DailyComposition</text:p>
          <text:p text:style-name="P37">Contiene la alocacion por Completion Zone</text:p>
        </text:list-item>
      </text:list>
      <text:list text:style-name="L8" text:continue-numbering="true">
        <text:list-header>
          <text:p text:style-name="P26">Tablas de Hecho: <text:span text:style-name="T12">DM_Fact_AllocationCompositionDaily, <text:s text:c="2"/>DM_Fact_AllocationCompositionMonth</text:span></text:p>
          <text:p text:style-name="P26">Dimensiones: DIM Date, DIM WellStructure, DIM WHCK, Dim WellOperation</text:p>
          <text:p text:style-name="P26">Procedimientos almacenados de carga: sp_set_Fact_AllocationCompositionDaily, sp_set_Fact_AllocationCompositionMonth</text:p>
          <text:p text:style-name="P36">En este cubo todas las medidas toman y suman desde la data diaria si es que no se esta agregando a nivel de meses, en ese caso se toma la data de la segunda tabla de hechos</text:p>
        </text:list-header>
      </text:list>
      <text:p text:style-name="P11"/>
      <text:list text:style-name="L11" text:continue-numbering="true">
        <text:list-item>
          <text:p text:style-name="P30">ALLOCATION_DailyReservoirCumm</text:p>
          <text:p text:style-name="P37"><text:soft-page-break/>Contiene la alocacion por reservorio calculada de manera mensual y acumulada</text:p>
        </text:list-item>
      </text:list>
      <text:list text:style-name="L8" text:continue-numbering="true">
        <text:list-header>
          <text:p text:style-name="P26">Tablas de Hecho: <text:span text:style-name="T12">DM_Fact_AllocationReservoirCumm, <text:s text:c="2"/></text:span></text:p>
          <text:p text:style-name="P26">Dimensiones: DIM Date, DIM WellStructure, DIM Reservoir, Dim WellOperation</text:p>
          <text:p text:style-name="P26">Procedimiento almacenado de carga: sp_set_Fact_AllocationReservoirCumm</text:p>
          <text:p text:style-name="P36">En este cubo todas las medidas se suman </text:p>
          <text:p text:style-name="P36"/>
        </text:list-header>
      </text:list>
      <text:list text:style-name="L11" text:continue-numbering="true">
        <text:list-item>
          <text:p text:style-name="P30">ALLOCATION_DailyCompositionCumm</text:p>
          <text:p text:style-name="P37">Contiene la alocacion por Completion Zone calculada de manera mensual y acumulada</text:p>
        </text:list-item>
      </text:list>
      <text:list text:style-name="L8" text:continue-numbering="true">
        <text:list-header>
          <text:p text:style-name="P26">Tablas de Hecho: <text:span text:style-name="T12">DM_Fact_AllocationCompositionCumm, <text:s text:c="2"/></text:span></text:p>
          <text:p text:style-name="P26">Dimensiones: DIM Date, DIM WellStructure, DIM Reservoir, Dim WellOperation</text:p>
          <text:p text:style-name="P36">Procedimiento almacenado de carga: sp_set_Fact_AllocationCompositionCumm</text:p>
          <text:p text:style-name="P36">En este cubo todas las medidas se suman </text:p>
          <text:p text:style-name="P36"/>
        </text:list-header>
      </text:list>
      <text:list text:style-name="L1" text:continue-numbering="true">
        <text:list-item>
          <text:list text:continue-numbering="true">
            <text:list-item>
              <text:list text:continue-numbering="true">
                <text:list-item>
                  <text:p text:style-name="P60">Dimensiones</text:p>
                </text:list-item>
              </text:list>
            </text:list-item>
          </text:list>
        </text:list-item>
      </text:list>
      <text:p text:style-name="P11">Todas las dimensiones tienen el prefijo <text:span text:style-name="T11">DIM </text:span><text:span text:style-name="T9"><text:s/>y tienen dentro de la base de datos de staging una vista y un procedimiento almacenado de carga ( a menos que se cargue directamente de la tabla de hechos)</text:span></text:p>
      <text:p text:style-name="P13">las vistas comienzan con el prefijo VW_Dim y los procedimientos almacenados con sp_set_Dim.</text:p>
      <text:p text:style-name="P13">Las dimensiones son:</text:p>
      <text:p text:style-name="P10"/>
      <text:list text:style-name="L12">
        <text:list-item>
          <text:p text:style-name="P31">TicketElements</text:p>
        </text:list-item>
      </text:list>
      <text:p text:style-name="P11"><text:span text:style-name="T12"><text:tab/></text:span>Representan todos los orígenes y destinos de transacciones de los cubos 3 y 4 (ticketData) </text:p>
      <text:p text:style-name="P11"><text:tab/>se encuentra agrupada por unidad de producción, compañía y elemento.</text:p>
      <text:list text:style-name="L12" text:continue-numbering="true">
        <text:list-header>
          <text:p text:style-name="P38">Tabla de Dimensión: <text:span text:style-name="T12">DM_Dim_TicketElements</text:span></text:p>
        </text:list-header>
      </text:list>
      <text:p text:style-name="P11"><text:tab/>Vista asociada: <text:span text:style-name="T12">VW_Dim_TicketElements</text:span></text:p>
      <text:list text:style-name="L12" text:continue-numbering="true">
        <text:list-header>
          <text:p text:style-name="P38">Procedimiento almacenado de carga: <text:span text:style-name="T12">sp_set_Dim_TicketElements</text:span></text:p>
        </text:list-header>
        <text:list-item>
          <text:p text:style-name="P31">MeterGasStructure</text:p>
          <text:p text:style-name="P38">Representan todos los medidores de gas y están agrupados por unidad de producción, compañía, tipo de medidor y medidor. Los tipos de medidores son Gas, Logic y Valve</text:p>
          <text:p text:style-name="P38">Tabla de Dimensión: <text:span text:style-name="T12">DM_Dim_MeterStructure</text:span></text:p>
        </text:list-item>
      </text:list>
      <text:p text:style-name="P11"><text:tab/>Vista asociada: <text:span text:style-name="T12">VW_Dim_MeterStructure</text:span></text:p>
      <text:list text:style-name="L12" text:continue-numbering="true">
        <text:list-header>
          <text:p text:style-name="P38"><text:soft-page-break/>Procedimiento almacenado de carga: <text:span text:style-name="T12">sp_Set_Dim_MeterStructure</text:span></text:p>
        </text:list-header>
        <text:list-item>
          <text:p text:style-name="P31">TankOilMeterOilTicket</text:p>
          <text:p text:style-name="P38">Representa el código de ticket asignado a una transacción registrada en un medidor, esta es una dimension simple</text:p>
        </text:list-item>
      </text:list>
      <text:p text:style-name="P11"><text:tab/>Esta dimensión es sacada directamente de la tabla de hechos por tratarse de una codificación </text:p>
      <text:list text:style-name="L12" text:continue-numbering="true">
        <text:list-item>
          <text:p text:style-name="P31">TankOilMeterStructure</text:p>
          <text:p text:style-name="P38">Representa todos los medidores de tanque y está agrupada por unidad de producción, compañía y medidor</text:p>
          <text:p text:style-name="P38">Tabla de Dimensión: <text:span text:style-name="T12">DM_Dim_MeterStructure</text:span></text:p>
        </text:list-item>
      </text:list>
      <text:p text:style-name="P11"><text:tab/>Vista asociada: <text:span text:style-name="T12">VW_Dim_MeterStructure</text:span></text:p>
      <text:list text:style-name="L12" text:continue-numbering="true">
        <text:list-header>
          <text:p text:style-name="P38">Procedimiento almacenado de carga: <text:span text:style-name="T12">sp_Set_Dim_MeterStructure</text:span></text:p>
        </text:list-header>
        <text:list-item>
          <text:p text:style-name="P31">TankWaterStructure</text:p>
          <text:p text:style-name="P38">Representa todos los tanques de agua y está agrupada por unidad de producción, compañía y tanque</text:p>
        </text:list-item>
      </text:list>
      <text:p text:style-name="P11"><text:tab/>Tabla de Dimensión: <text:span text:style-name="T12">DM_Dim_WaterTankStructure</text:span></text:p>
      <text:p text:style-name="P11"><text:tab/>Vista asociada: <text:span text:style-name="T12">VW_Dim_WaterTankStructure</text:span></text:p>
      <text:p text:style-name="P11"><text:tab/>Procedimiento almacenado de carga: <text:span text:style-name="T12">sp_Set_Dim_WaterTankStructure</text:span></text:p>
      <text:list text:style-name="L12" text:continue-numbering="true">
        <text:list-item>
          <text:p text:style-name="P31">TicketAbstract</text:p>
          <text:p text:style-name="P38">Representa una mini dimension de los tickets que aglomera el tipo de operacion (venta, transferencia...), el Estado del Ticket <text:s/>y el tipo de transporte usado. Aqui no existe ninguna jerarquía</text:p>
        </text:list-item>
      </text:list>
      <text:p text:style-name="P11"><text:tab/>Tabla de Dimensión: <text:span text:style-name="T12">DM_Dim_TicketAbstract</text:span></text:p>
      <text:p text:style-name="P11"><text:tab/>Vista asociada: <text:span text:style-name="T12">VW_Dim_TicketAbstract</text:span></text:p>
      <text:p text:style-name="P11"><text:tab/>Procedimiento almacenado de carga: <text:span text:style-name="T12">sp_Set_Dim_TicketAbstract</text:span></text:p>
      <text:list text:style-name="L12" text:continue-numbering="true">
        <text:list-item>
          <text:p text:style-name="P31">TankOilTicket</text:p>
          <text:p text:style-name="P38">Representa el código de ticket asignado a una transacción registrada en un tanque, esta es una dimension simple</text:p>
        </text:list-item>
      </text:list>
      <text:p text:style-name="P11"><text:tab/>Esta dimensión es sacada directamente de la tabla de hechos por tratarse de una <text:tab/>codificación </text:p>
      <text:list text:style-name="L12" text:continue-numbering="true">
        <text:list-item>
          <text:p text:style-name="P31">MeterTestType</text:p>
          <text:p text:style-name="P38">Es el tipo de test cromatográfico que aplican los medidores al hacer la cromatografía</text:p>
        </text:list-item>
      </text:list>
      <text:p text:style-name="P11"><text:tab/>Esta dimensión es sacada directamente de la tabla de hechos<text:span text:style-name="T12"> <text:tab/></text:span>DM_Fact_CromatographyEnergyDay</text:p>
      <text:list text:style-name="L12" text:continue-numbering="true">
        <text:list-item>
          <text:p text:style-name="P31">MeterLiquidStructure</text:p>
          <text:p text:style-name="P38"><text:soft-page-break/>Representan todos los medidores de líquidos y están agrupados por unidad de producción, compañía, tipo de medidor y medidor. Los tipos de medidores son NGL, Logic, Water y Oil</text:p>
          <text:p text:style-name="P38">Tabla de Dimensión: <text:span text:style-name="T12">DM_Dim_MeterStructure</text:span></text:p>
        </text:list-item>
      </text:list>
      <text:p text:style-name="P11"><text:tab/>Vista asociada: <text:span text:style-name="T12">VW_Dim_MeterStructure</text:span></text:p>
      <text:list text:style-name="L12" text:continue-numbering="true">
        <text:list-header>
          <text:p text:style-name="P38">Procedimiento almacenado de carga: <text:span text:style-name="T12">sp_Set_Dim_MeterStructure</text:span></text:p>
        </text:list-header>
        <text:list-item>
          <text:p text:style-name="P31">WellStructure</text:p>
          <text:p text:style-name="P38">Representa la estructura de 6 niveles de un pozo, que incluye : Unidad de producción, Bloque, Campo, Pozo, Linea, y Zona de Reservorio</text:p>
          <text:p text:style-name="P38">Tabla de Dimensión: <text:span text:style-name="T12">DM_Dim_WellStructure</text:span></text:p>
        </text:list-item>
      </text:list>
      <text:p text:style-name="P11"><text:tab/>Vista asociada: <text:span text:style-name="T12">VW_Dim_WellStructure</text:span></text:p>
      <text:list text:style-name="L12" text:continue-numbering="true">
        <text:list-header>
          <text:p text:style-name="P38">Procedimiento almacenado de carga: <text:span text:style-name="T12">sp_Set_Dim_WellStructure</text:span></text:p>
        </text:list-header>
        <text:list-item>
          <text:p text:style-name="P31">WellAllocationReference</text:p>
          <text:p text:style-name="P38">Dentro de al análisis de disposición del pozo se refiere a los distintos códigos de alocacióm asociados</text:p>
        </text:list-item>
      </text:list>
      <text:p text:style-name="P11"><text:tab/>Esta dimensión es sacada directamente de la tabla de hechos<text:span text:style-name="T12"> <text:tab/></text:span>DM_Fact_WellDisposition</text:p>
      <text:list text:style-name="L12" text:continue-numbering="true">
        <text:list-item>
          <text:p text:style-name="P31">WellTestDate</text:p>
          <text:p text:style-name="P38">Son las distindas fechas donde se hicieron las pruebas de pozo</text:p>
        </text:list-item>
      </text:list>
      <text:p text:style-name="P11"><text:tab/>Tabla de Dimensión: <text:span text:style-name="T12">DM_Dim_Date (filtrada)</text:span></text:p>
      <text:p text:style-name="P11"><text:tab/>Procedimiento almacenado de carga: <text:span text:style-name="T12">sp_Set_Dim_Date</text:span></text:p>
      <text:list text:style-name="L12" text:continue-numbering="true">
        <text:list-item>
          <text:p text:style-name="P31">WellTest</text:p>
          <text:p text:style-name="P38">Representa el codigo asignado a una prueba de pozo</text:p>
        </text:list-item>
      </text:list>
      <text:p text:style-name="P11"><text:tab/>Esta dimensión es sacada directamente de la tabla de hechos por tratarse de una <text:tab/>codificación </text:p>
      <text:list text:style-name="L12" text:continue-numbering="true">
        <text:list-item>
          <text:p text:style-name="P31">Reservoir</text:p>
          <text:p text:style-name="P38">Es una dimensión complementaria de la disposición de los pozos y las pruebas que dice de que se reservorio se produce</text:p>
          <text:p text:style-name="P38">Tabla de Dimensión: <text:span text:style-name="T12">DM_Dim_Reservoir</text:span></text:p>
        </text:list-item>
      </text:list>
      <text:p text:style-name="P11"><text:tab/>Vista asociada: <text:span text:style-name="T12">VW_Dim_Reservoir</text:span></text:p>
      <text:list text:style-name="L12" text:continue-numbering="true">
        <text:list-header>
          <text:p text:style-name="P38">Procedimiento almacenado de carga: <text:span text:style-name="T12">sp_Set_Dim_Reservoir</text:span></text:p>
        </text:list-header>
        <text:list-item>
          <text:p text:style-name="P31">WHCK</text:p>
          <text:p text:style-name="P38">Choque</text:p>
        </text:list-item>
      </text:list>
      <text:p text:style-name="P11"><text:tab/>Esta dimensión es sacada directamente de las tablas de hecho que contienen la medida <text:tab/>WHCK</text:p>
      <text:list text:style-name="L12" text:continue-numbering="true">
        <text:list-item>
          <text:p text:style-name="P31">Date</text:p>
          <text:p text:style-name="P38"><text:soft-page-break/>Es la dimensión básica de tiempo dividida en año, mes y día. Se han generado las fechas desde 1990 hasta 2020</text:p>
        </text:list-item>
      </text:list>
      <text:p text:style-name="P8"><text:tab/>Tabla de Dimensión: <text:span text:style-name="T12">DM_Dim_Date </text:span></text:p>
      <text:p text:style-name="P11"><text:tab/>Procedimiento almacenado de carga : <text:span text:style-name="T12">sp_Set_Dim_Date</text:span></text:p>
      <text:list text:style-name="L12" text:continue-numbering="true">
        <text:list-item>
          <text:p text:style-name="P31">AllocOperation</text:p>
          <text:p text:style-name="P32">Es una minidimension que enumera los distintos operation status y los distintos data items(turnos) que se dan en las alocaciones de pozo</text:p>
          <text:p text:style-name="P38">Tabla de Dimensión: <text:span text:style-name="T12">DM_Dim_MeterOperation</text:span></text:p>
        </text:list-item>
      </text:list>
      <text:p text:style-name="P11"><text:tab/>Vista asociada: <text:span text:style-name="T12">VW_Dim_MeterOperation</text:span></text:p>
      <text:list text:style-name="L12" text:continue-numbering="true">
        <text:list-header>
          <text:p text:style-name="P38">Procedimiento almacenado de carga: <text:span text:style-name="T12">sp_Set_Dim_MeterOperation</text:span></text:p>
        </text:list-header>
        <text:list-item>
          <text:p text:style-name="P31">MeterOperation</text:p>
          <text:p text:style-name="P38">Es una minidimension que enumera los distintos operation status y los distintos data items (turnos) que se dan en los medidores</text:p>
        </text:list-item>
      </text:list>
      <text:p text:style-name="P11"><text:tab/>Tabla de Dimensión: <text:span text:style-name="T12">DM_Dim_MeterOperation</text:span></text:p>
      <text:p text:style-name="P11"><text:tab/>Vista asociada: <text:span text:style-name="T12">VW_Dim_MeterOperation</text:span></text:p>
      <text:p text:style-name="P11"><text:tab/>Procedimiento almacenado de carga: <text:span text:style-name="T12">sp_Set_Dim_MeterOperation</text:span></text:p>
      <text:list text:style-name="L12" text:continue-numbering="true">
        <text:list-item>
          <text:p text:style-name="P31">WellOperation</text:p>
          <text:p text:style-name="P38">Es una minidimension que enumera los distintos operation status y los distintos data items (turnos) que se dan en los pozos</text:p>
          <text:p text:style-name="P38">Tabla de Dimensión: <text:span text:style-name="T12">DM_Dim_MeterOperation</text:span></text:p>
        </text:list-item>
      </text:list>
      <text:p text:style-name="P11"><text:tab/>Vista asociada: <text:span text:style-name="T12">VW_Dim_MeterOperation</text:span></text:p>
      <text:list text:style-name="L12" text:continue-numbering="true">
        <text:list-header>
          <text:p text:style-name="P38">Procedimiento almacenado de carga: <text:span text:style-name="T12">sp_Set_Dim_MeterOperation</text:span></text:p>
        </text:list-header>
        <text:list-item>
          <text:p text:style-name="P31">WellSeparatorData</text:p>
          <text:p text:style-name="P38">Dentro de las pruebas de pozo divide las que fueron hechas con High Presure or Low Presure</text:p>
        </text:list-item>
      </text:list>
      <text:p text:style-name="P11"><text:tab/>Esta dimensión es sacada directamente de la tabla de hechos<text:span text:style-name="T12"> <text:s/><text:tab/></text:span>DM_Fact_WellProductionTestCromatography</text:p>
      <text:list text:style-name="L13">
        <text:list-item>
          <text:list>
            <text:list-header>
              <text:p text:style-name="P43"/>
            </text:list-header>
          </text:list>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2" svg:font-family="'Wingdings 2'" style:font-family-generic="roman" style:font-pitch="variable" style:font-charset="x-symbol"/>
    <style:font-face style:name="StarSymbol1" svg:font-family="StarSymbol"/>
    <style:font-face style:name="Tahoma2"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3" svg:font-family="'Arial Black'" style:font-family-generic="swiss" style:font-pitch="variable"/>
    <style:font-face style:name="Arial Black1" svg:font-family="'Arial Black'" style:font-adornments="Bold" style:font-family-generic="swiss" style:font-pitch="variable"/>
    <style:font-face style:name="Arial Black2" svg:font-family="'Arial Black'" style:font-adornments="Bold Italic" style:font-family-generic="swiss" style:font-pitch="variable"/>
    <style:font-face style:name="Arial Black" svg:font-family="'Arial Black'" style:font-adornments="Regular" style:font-family-generic="swiss" style:font-pitch="variable"/>
    <style:font-face style:name="FreeSans" svg:font-family="FreeSans" style:font-family-generic="swiss" style:font-pitch="variable"/>
    <style:font-face style:name="Times New Roman2"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B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Times New Roman" fo:font-size="12pt" fo:language="es" fo:country="BO"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align="start" style:justify-single-word="false" fo:text-indent="0cm" style:auto-text-indent="false">
        <style:tab-stops/>
      </style:paragraph-properties>
    </style:style>
    <style:style style:name="Text_20_body" style:display-name="Text body" style:family="paragraph" style:parent-style-name="Standard" style:class="text">
      <style:paragraph-properties fo:margin-left="1.538cm" fo:margin-right="0cm" fo:margin-top="0cm" fo:margin-bottom="0.212cm" fo:keep-together="always" fo:text-indent="0cm" style:auto-text-indent="false"/>
    </style:style>
    <style:style style:name="Heading" style:family="paragraph" style:parent-style-name="Standard" style:next-style-name="Text_20_body" style:class="text">
      <style:paragraph-properties fo:margin-top="0.423cm" fo:margin-bottom="0cm" fo:keep-with-next="always"/>
      <style:text-properties fo:color="#000080" style:font-name="Arial Black" fo:font-size="20pt" fo:text-shadow="none" fo:font-weight="normal" style:font-name-asian="MS Mincho" style:font-size-asian="14pt" style:font-name-complex="Tahoma" style:font-size-complex="14pt"/>
    </style:style>
    <style:style style:name="Heading_20_1" style:display-name="Heading 1" style:family="paragraph" style:parent-style-name="Heading" style:class="text">
      <style:paragraph-properties fo:margin-left="0cm" fo:margin-right="0cm" fo:margin-top="0.847cm" fo:margin-bottom="0.423cm" fo:text-indent="0cm" style:auto-text-indent="false" fo:background-color="#000080">
        <style:tab-stops>
          <style:tab-stop style:position="1.538cm"/>
        </style:tab-stops>
        <style:background-image/>
      </style:paragraph-properties>
      <style:text-properties fo:color="#ffffff" style:font-name="Arial Black1" fo:font-size="16pt" fo:font-weight="bold" style:font-size-asian="115%" style:font-weight-asian="bold" style:font-size-complex="115%" style:font-weight-complex="bold"/>
    </style:style>
    <style:style style:name="Heading_20_2" style:display-name="Heading 2" style:family="paragraph" style:parent-style-name="Heading" style:class="text">
      <style:paragraph-properties fo:margin-top="0.423cm" fo:margin-bottom="0.423cm" text:number-lines="true" text:line-number="0">
        <style:tab-stops>
          <style:tab-stop style:position="1.538cm"/>
        </style:tab-stops>
      </style:paragraph-properties>
      <style:text-properties fo:color="#000080" style:font-name="Arial Black2"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class="text">
      <style:paragraph-properties fo:margin-top="0.423cm" fo:margin-bottom="0.423cm">
        <style:tab-stops>
          <style:tab-stop style:position="1.538cm"/>
        </style:tab-stops>
      </style:paragraph-properties>
      <style:text-properties style:font-name="Arial"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fo:font-style="italic"/>
    </style:style>
    <style:style style:name="Footer" style:family="paragraph" style:parent-style-name="Standard" style:class="extra">
      <style:paragraph-properties fo:text-align="start" style:justify-single-word="false" text:number-lines="false" text:line-number="0">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margin-left="0cm" fo:margin-right="0cm" fo:margin-top="0.212cm" fo:margin-bottom="0.212cm" fo:text-align="start" style:justify-single-word="false" fo:text-indent="0cm" style:auto-text-indent="false" fo:background-color="transparent" text:number-lines="false" text:line-number="0">
        <style:background-image/>
      </style:paragraph-properties>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margin-top="0.423cm" fo:margin-bottom="1.27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538cm" fo:margin-right="0cm" fo:margin-top="0.212cm" fo:margin-bottom="0.212cm" fo:text-indent="0cm" style:auto-text-indent="false">
        <style:tab-stops>
          <style:tab-stop style:position="17cm" style:type="right"/>
        </style:tab-stops>
      </style:paragraph-properties>
      <style:text-properties fo:font-weight="bold"/>
    </style:style>
    <style:style style:name="Contents_20_2" style:display-name="Contents 2" style:family="paragraph" style:parent-style-name="Index" style:class="index">
      <style:paragraph-properties fo:margin-left="2.117cm" fo:margin-right="0cm" fo:margin-top="0.212cm" fo:margin-bottom="0.212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2.822cm" fo:margin-right="0cm" fo:text-indent="0cm" style:auto-text-indent="false">
        <style:tab-stops>
          <style:tab-stop style:position="16cm" style:type="right" style:leader-style="dotted" style:leader-text="."/>
        </style:tab-stops>
      </style:paragraph-properties>
      <style:text-properties fo:font-style="italic"/>
    </style:style>
    <style:style style:name="OOoTextBody" style:family="paragraph">
      <style:paragraph-properties fo:margin-left="0.64cm" fo:margin-right="0cm" fo:margin-top="0cm" fo:margin-bottom="0.25cm" fo:text-indent="0cm" style:auto-text-indent="false">
        <style:tab-stops/>
      </style:paragraph-properties>
      <style:text-properties style:font-name="Times New Roman1" fo:font-size="12pt"/>
    </style:style>
    <style:style style:name="Project" style:family="paragraph" style:parent-style-name="Text_20_body" style:class="text">
      <style:paragraph-properties fo:margin-left="4.233cm" fo:margin-right="0cm" fo:text-indent="-4.233cm" style:auto-text-indent="false">
        <style:tab-stops/>
      </style:paragraph-properties>
    </style:style>
    <style:style style:name="Sub-Heading" style:family="paragraph" style:parent-style-name="Heading" style:next-style-name="Heading_20_1" style:class="text">
      <style:paragraph-properties fo:margin-top="0cm" fo:margin-bottom="1.27cm"/>
      <style:text-properties fo:font-size="16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display-levels="2">
        <style:list-level-properties text:min-label-width="1.538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suffix="." style:num-format="1" text:display-levels="3">
        <style:list-level-properties text:min-label-width="1.538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706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0.4cm"/>
        <style:text-properties style:font-name="StarSymbol"/>
      </text:list-level-style-bullet>
      <text:list-level-style-bullet text:level="2" text:style-name="Bullet_20_Symbols" text:bullet-char="●">
        <style:list-level-properties text:space-before="0.401cm" text:min-label-width="0.4cm"/>
        <style:text-properties style:font-name="StarSymbol"/>
      </text:list-level-style-bullet>
      <text:list-level-style-bullet text:level="3" text:style-name="Bullet_20_Symbols" text:bullet-char="●">
        <style:list-level-properties text:space-before="0.799cm" text:min-label-width="0.4cm"/>
        <style:text-properties style:font-name="StarSymbol"/>
      </text:list-level-style-bullet>
      <text:list-level-style-bullet text:level="4" text:style-name="Bullet_20_Symbols" text:bullet-char="●">
        <style:list-level-properties text:space-before="1.2cm" text:min-label-width="0.4cm"/>
        <style:text-properties style:font-name="StarSymbol"/>
      </text:list-level-style-bullet>
      <text:list-level-style-bullet text:level="5" text:style-name="Bullet_20_Symbols" text:bullet-char="●">
        <style:list-level-properties text:space-before="1.6cm" text:min-label-width="0.4cm"/>
        <style:text-properties style:font-name="StarSymbol"/>
      </text:list-level-style-bullet>
      <text:list-level-style-bullet text:level="6" text:style-name="Bullet_20_Symbols" text:bullet-char="●">
        <style:list-level-properties text:space-before="2.001cm" text:min-label-width="0.4cm"/>
        <style:text-properties style:font-name="StarSymbol"/>
      </text:list-level-style-bullet>
      <text:list-level-style-bullet text:level="7" text:style-name="Bullet_20_Symbols" text:bullet-char="●">
        <style:list-level-properties text:space-before="2.399cm" text:min-label-width="0.4cm"/>
        <style:text-properties style:font-name="StarSymbol"/>
      </text:list-level-style-bullet>
      <text:list-level-style-bullet text:level="8" text:style-name="Bullet_20_Symbols" text:bullet-char="●">
        <style:list-level-properties text:space-before="2.8cm" text:min-label-width="0.4cm"/>
        <style:text-properties style:font-name="StarSymbol"/>
      </text:list-level-style-bullet>
      <text:list-level-style-bullet text:level="9" text:style-name="Bullet_20_Symbols" text:bullet-char="●">
        <style:list-level-properties text:space-before="3.2cm" text:min-label-width="0.4cm"/>
        <style:text-properties style:font-name="StarSymbol"/>
      </text:list-level-style-bullet>
      <text:list-level-style-bullet text:level="10" text:style-name="Bullet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1" style:family="table">
      <style:table-properties style:width="16.999cm" table:align="margins"/>
    </style:style>
    <style:style style:name="Table1.A" style:family="table-column">
      <style:table-column-properties style:column-width="3.447cm" style:rel-column-width="13289*"/>
    </style:style>
    <style:style style:name="Table1.B" style:family="table-column">
      <style:table-column-properties style:column-width="13.552cm" style:rel-column-width="52246*"/>
    </style:style>
    <style:style style:name="Table1.A1" style:family="table-cell">
      <style:table-cell-properties fo:padding="0cm" fo:border="none"/>
    </style:style>
    <style:style style:name="Table1.B3" style:family="table-cell">
      <style:table-cell-properties style:vertical-align="top" fo:padding="0cm" fo:border="none"/>
    </style:style>
    <style:style style:name="P1" style:family="paragraph" style:parent-style-name="Header">
      <style:paragraph-properties fo:text-align="end" style:justify-single-word="false"/>
    </style:style>
    <style:style style:name="P2" style:family="paragraph" style:parent-style-name="Footer">
      <style:paragraph-properties fo:margin-left="1.27cm" fo:margin-right="0cm" fo:text-indent="-1.27cm" style:auto-text-indent="false"/>
      <style:text-properties fo:letter-spacing="normal"/>
    </style:style>
    <style:style style:name="P3" style:family="paragraph" style:parent-style-name="Footer">
      <style:paragraph-properties fo:margin-left="1.27cm" fo:margin-right="0cm" fo:text-indent="-1.27cm" style:auto-text-indent="false"/>
    </style:style>
    <style:style style:name="T1" style:family="text">
      <style:text-properties style:font-name="Wingdings 2"/>
    </style:style>
    <style:style style:name="T2" style:family="text">
      <style:text-properties fo:font-size="11pt" style:font-size-asian="11pt" style:font-size-complex="11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pm1">
      <style:header>
        <text:p text:style-name="P1"><text:file-name text:display="name">AVA_PIS_Olap Manual del Proyecto</text:file-name> <text:span text:style-name="T1">¡</text:span> Página <text:page-number text:select-page="current">11</text:page-number>-/<text:page-count>11</text:page-count></text:p>
      </style:header>
    </style:master-page>
    <style:master-page style:name="First_20_Page" style:display-name="First Page" style:page-layout-name="pm2" style:next-style-name="Standard">
      <style:footer>
        <table:table table:name="Table1" table:style-name="Table1">
          <table:table-column table:style-name="Table1.A"/>
          <table:table-column table:style-name="Table1.B"/>
          <table:table-row>
            <table:table-cell table:style-name="Table1.A1" office:value-type="string">
              <text:p text:style-name="P2">Autor:</text:p>
            </table:table-cell>
            <table:table-cell table:style-name="Table1.A1" office:value-type="string">
              <text:p text:style-name="P2"><text:author-name text:fixed="false">Sergio Moreno</text:author-name></text:p>
            </table:table-cell>
          </table:table-row>
          <table:table-row>
            <table:table-cell table:style-name="Table1.A1" office:value-type="string">
              <text:p text:style-name="P2"><text:span text:style-name="T2">Ultima modificación</text:span>:</text:p>
            </table:table-cell>
            <table:table-cell table:style-name="Table1.A1" office:value-type="string">
              <text:p text:style-name="P3"><text:modification-date style:data-style-name="N80">20. sep. 2008</text:modification-date></text:p>
            </table:table-cell>
          </table:table-row>
          <table:table-row>
            <table:table-cell table:style-name="Table1.A1" office:value-type="string">
              <text:p text:style-name="P3">Creado el:</text:p>
            </table:table-cell>
            <table:table-cell table:style-name="Table1.B3" office:value-type="string">
              <text:p text:style-name="P3"><text:creation-date style:data-style-name="N80">20. sep. 2008</text:creation-date></text:p>
            </table:table-cell>
          </table:table-row>
        </table:table>
        <text:p text:style-name="Footer"/>
      </style:foot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ergio Moreno</meta:initial-creator>
    <meta:creation-date>2008-09-20T11:06:54</meta:creation-date>
    <dc:creator>Sergio Moreno</dc:creator>
    <dc:date>2008-09-20T18:23:44</dc:date>
    <dc:language>en-US</dc:language>
    <meta:editing-cycles>6</meta:editing-cycles>
    <meta:editing-duration>PT1H17M38S</meta:editing-duration>
    <meta:user-defined meta:name="Info 1"/>
    <meta:user-defined meta:name="Info 2"/>
    <meta:user-defined meta:name="Info 3"/>
    <meta:user-defined meta:name="Info 4"/>
    <meta:document-statistic meta:table-count="1" meta:image-count="0" meta:object-count="0" meta:page-count="11" meta:paragraph-count="238" meta:word-count="2433" meta:character-count="16019"/>
  </office:meta>
</office:document-meta>
</file>